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ぅぅ・・・み、みんな・・・どこ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れかぁ・・・ぐすっ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・・・っ！　な、な、なに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お！！　ひめちゃんみっけ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あ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秋空さ～～～～～～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ぁー！　ひとりぼっちで心細かった
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いうことは、秋空さんも迷子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迷子検定準一級は軽く合格できる
自信ある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すっ　じゃあ今度、私も受けてみ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ー！　目指せ一級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、ひめちゃんお腹すいて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急にどうした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向こうの木の根元で、ものすっごく
おいしいキノコ見つけちゃったん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コレ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ぁ・・・ずいぶんいっぱい採ってき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なキノコな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いうか、生で食べたん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最初はドキドキだったけど、食べて
みたら最高においしい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も食べてみ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生のままっていうの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平気だって！　むしろこれは生のままの方が
おいしいパターンじゃ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ぐもぐ・・・あ～うまうま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ごくり・・・）</text:p>
          </table:table-cell>
          <table:table-cell table:style-name="ce0" office:value-type="string">
            <text:p>Map303</text:p>
          </table:table-cell>
          <table:table-cell table:style-name="ce0"/>
          <table:table-cell table:style-name="ce0" office:value-type="string">
            <text:p>*gulp*...</text:p>
          </table:table-cell>
          <table:table-cell table:number-columns-repeated="1020"/>
        </table:table-row>
        <table:table-row>
          <table:table-cell table:style-name="ce0" office:value-type="string">
            <text:p>（た・・・たしかにおいしそ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じゃあ・・・少し・・・ほんの少しだけ
食べてみよ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こなくっちゃ！　は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ぱ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？　ど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いしいです・・・！　生のはずなのに、
アルミホイル焼きみたいな香ばしさが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しょ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いっぱいあるから、霧が晴れて視界が
良くなるまで、これ食べて休憩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もう少し頂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ッツ、2人だけのキノコパーリ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・・・頭がぼーっとし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大丈夫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顔が赤いみたい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～ん、へいきへい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気持ちいい感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ひめちゃんこそ、顔赤い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そ、そう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私もなんだか・・・ふらふら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、さっきのキノコ・・・ど、毒だったんじゃ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へへ♪　だいじょぶだいじょぶ！　なせば
なる！　なしゃねぶぁにゃらんぬぅ・・・ひっ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きそらさ～～～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っ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ぅ～・・・すぴ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きしょらしゃん！　あきしょらしゃぁ～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きれくらさい！　きりがはれてきまひた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しゃんをしゃがしにいきまひょお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あ・・・ぁ・・・ほんと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なら道が見つかるかも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発しよおぉ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かれみち・・・ろっちいけばいいんれすかねぇ
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～ん、どっちでも適当にすすんじゃお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べての道は早乙女くんに続くナリ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ちょっとタイムぅ～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ら～！！　あきしょらし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んなのこがおそとでおしっこひちゃらめれ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てあらいまれ、がまんしてくら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ぅ、ぅ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～・・・残念！　また行き止まりぃ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らいじょぶれす！　つぎいきまひょぉ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～ん、あたしはちょっとそっちの
道を見てくるからぁ～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はあっちの道を見てきてほしい
なぁ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ょんなこといって、しげみでおしっこしちゃう
きれしょ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ろめとして、はじゅかひくないんれす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だって～・・・したいんだも～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ガマンできなぁ～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ぅ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それすね！　まらまらよゆうれひょ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へえぇ・・・ひめちゃんがいつになく
厳しいよぉ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ひめちゃん・・・おねがい、オシッコ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限界なのぉ・・・ガマンは体によく
ないでしょ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ぇはしょうれすけ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きしょらしゃんからは、まだおしっこおーらが
れてまひぇ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ゅまり、まらまらよゆーのはずれ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もやひめちゃんの口から“おしっこオーラ”
なるワードが聞けると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9+01:00</meta:creation-date>
    <dc:date>2020-02-11T20:00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